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c6b0" officeooo:paragraph-rsid="000bc6b0"/>
    </style:style>
    <style:style style:name="P2" style:family="paragraph" style:parent-style-name="Standard">
      <style:text-properties officeooo:paragraph-rsid="000c473e"/>
    </style:style>
    <style:style style:name="T1" style:family="text">
      <style:text-properties officeooo:rsid="000c47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ec – Online Cake Shop</text:p>
      <text:p text:style-name="Standard"/>
      <text:p text:style-name="Standard"># Online Cake Shop System Specification</text:p>
      <text:p text:style-name="Standard"/>
      <text:p text:style-name="Standard">## Overview</text:p>
      <text:p text:style-name="Standard">The system is a web-based platform that allows customers to browse a catalog of cakes, customize their orders, place orders, make payments, and track deliveries. It includes administrative features for shop owners to manage inventory, orders, and customer interactions.</text:p>
      <text:p text:style-name="Standard"/>
      <text:p text:style-name="Standard">## Functionalities</text:p>
      <text:p text:style-name="Standard"/>
      <text:p text:style-name="Standard">### 1. User Account Management</text:p>
      <text:p text:style-name="Standard">- **Registration and Login**: Customers can create accounts using email or social media (e.g., Google, Facebook) and log in securely. Guest checkout is available for non-registered users.</text:p>
      <text:p text:style-name="Standard">- **Profile Management**: Users can update personal details (name, contact, delivery addresses) and view order history.</text:p>
      <text:p text:style-name="Standard">- **Password Recovery**: Email-based password reset functionality.</text:p>
      <text:p text:style-name="Standard"/>
      <text:p text:style-name="Standard">### 2. Cake Catalog Browsing</text:p>
      <text:p text:style-name="Standard">- **Product Listings**: Display cakes with images, descriptions, prices, and customer reviews. Categories include birthdays, weddings, special occasions, etc.</text:p>
      <text:p text:style-name="Standard">- **Search and Filters**: Search by keywords (e.g., "chocolate cake") and filter by type (e.g., vegan, gluten-free), size, price, or occasion.</text:p>
      <text:p text:style-name="Standard">- **Product Details**: Each cake listing includes ingredients, allergens, and estimated preparation time.</text:p>
      <text:p text:style-name="Standard"/>
      <text:p text:style-name="Standard">### 3. Cake Customization</text:p>
      <text:p text:style-name="Standard">- **Customization Interface**: Interactive tool for designing cakes, allowing users to:</text:p>
      <text:p text:style-name="Standard"><text:s text:c="2"/>- **Select Base Cake**: Choose flavor (e.g., vanilla, chocolate, red velvet) and size (e.g., 6", 8", tiered).</text:p>
      <text:p text:style-name="Standard"><text:s text:c="2"/>- **Choose Frosting and Fillings**: Select frosting type (e.g., buttercream, fondant) and fillings (e.g., fruit, custard).</text:p>
      <text:p text:style-name="Standard"><text:s text:c="2"/>- **Add Decorations**: Pick toppings, edible images, or piped designs. Upload custom images for photo cakes.</text:p>
      <text:p text:style-name="Standard"><text:s text:c="2"/>- **Personalized Messages**: Add text (e.g., "Happy Birthday!") with font and color options.</text:p>
      <text:p text:style-name="Standard"><text:s text:c="2"/>- **Shape and Structure**: Choose shapes (e.g., round, square, heart) or multi-tiered designs for special occasions.</text:p>
      <text:p text:style-name="Standard">- **Real-Time Preview**: Display a visual representation of the customized cake as options are selected.</text:p>
      <text:p text:style-name="Standard">- **Pricing Updates**: Dynamically update the price based on customization choices (e.g., premium ingredients or complex designs add to the cost).</text:p>
      <text:p text:style-name="Standard"/>
      <text:p text:style-name="Standard">### 4. Order Placement</text:p>
      <text:p text:style-name="Standard">- **Cart Management**: Add customized cakes and standard items to the cart, with options to modify quantities or remove items.</text:p>
      <text:p text:style-name="Standard">- **Delivery Options**: Select delivery date, time slot, and address. Offer same-day delivery if available.</text:p>
      <text:p text:style-name="Standard">- **Order Summary**: Display itemized costs, including customization fees, delivery charges, and taxes.</text:p>
      <text:p text:style-name="Standard">- **Special Instructions**: Text field for additional requests (e.g., "deliver quietly").</text:p>
      <text:p text:style-name="Standard"/>
      <text:p text:style-name="Standard">### 5. Payment Processing</text:p>
      <text:p text:style-name="Standard"><text:soft-page-break/>- **Payment Gateway Integration**: Support multiple payment methods (e.g., credit/debit cards, PayPal, Apple Pay, Google Pay).</text:p>
      <text:p text:style-name="Standard">- **Secure Transactions**: Use SSL encryption and comply with PCI-DSS standards.</text:p>
      <text:p text:style-name="Standard">- **Order Confirmation**: Send email and SMS confirmations with order details and estimated delivery time.</text:p>
      <text:p text:style-name="Standard"/>
      <text:p text:style-name="Standard">### 6. Order Tracking and Communication</text:p>
      <text:p text:style-name="Standard">- **Real-Time Tracking**: Customers can track order status (e.g., "In Preparation," "Out for Delivery") via a dashboard or email/SMS updates.</text:p>
      <text:p text:style-name="Standard">- **Customer Support**: Live chat, email, or phone support for inquiries or issues.</text:p>
      <text:p text:style-name="Standard">- **Order Modifications**: Allow limited changes (e.g., delivery time) before preparation begins, subject to shop approval.</text:p>
      <text:p text:style-name="Standard"/>
      <text:p text:style-name="Standard">### 7. Admin Panel (Shop Owner)</text:p>
      <text:p text:style-name="Standard">- **Inventory Management**: Track ingredients and stock levels, with alerts for low inventory.</text:p>
      <text:p text:style-name="Standard">- **Order Management**: View, update, and fulfill orders. Assign orders to bakers or delivery personnel.</text:p>
      <text:p text:style-name="Standard">- **Customization Requests**: Review and approve complex customizations (e.g., uploaded images).</text:p>
      <text:p text:style-name="Standard">- **Pricing Configuration**: Set base prices and additional costs for customizations (e.g., fondant vs. buttercream).</text:p>
      <text:p text:style-name="Standard">- **Analytics Dashboard**: Monitor sales, popular items, and customer trends.</text:p>
      <text:p text:style-name="Standard">- **Promotions and Discounts**: Create and manage discount codes or loyalty programs.</text:p>
      <text:p text:style-name="Standard"/>
      <text:p text:style-name="Standard">### 8. Additional Features</text:p>
      <text:p text:style-name="Standard">- **Reviews and Ratings**: Customers can leave feedback and star ratings for cakes and service.</text:p>
      <text:p text:style-name="Standard">- **Loyalty Program**: Offer points or discounts for repeat customers.</text:p>
      <text:p text:style-name="Standard">- **Gift Options**: Include gift wrapping or greeting cards with the order.</text:p>
      <text:p text:style-name="Standard">- **Multi-Language Support**: Cater to diverse customers with language options.</text:p>
      <text:p text:style-name="Standard">- **Responsive Design**: Ensure the platform is accessible on desktops, tablets, and mobile devices.</text:p>
      <text:p text:style-name="Standard"/>
      <text:p text:style-name="Standard">9. Technical Requirements</text:p>
      <text:p text:style-name="Standard"/>
      <text:p text:style-name="Standard">Frontend: Built using HTML, CSS, JavaScript, and frameworks like React for a dynamic customization interface <text:span text:style-name="T1">for customer.</text:span></text:p>
      <text:p text:style-name="Standard">Backend: Use <text:span text:style-name="T1">Ubuntu 24.01 </text:span>Django <text:span text:style-name="T1">4.2, Bootstrap 5.0 </text:span>for handling requests, user data, and order processing <text:span text:style-name="T1">for staff.</text:span></text:p>
      <text:p text:style-name="Standard">Database: Store user profiles, orders, and inventory in a relational database PostgreSQL</text:p>
      <text:p text:style-name="P2"><text:span text:style-name="T1">Integration: <text:s/>Use JWT and Restful Framework for integration between React and Django.</text:span></text:p>
      <text:p text:style-name="Standard">Security: Implement HTTPS, data encryption, and secure authentication JWT.</text:p>
      <text:p text:style-name="P2">APIs: Integrate third-party services for payments (e.g., Stripe), maps (e.g., Google Maps for delivery), and image processing.</text:p>
      <text:p text:style-name="P2">Hosting: Deploy on <text:span text:style-name="T1">DigitalOcean</text:span></text:p>
      <text:p text:style-name="Standard"/>
      <text:p text:style-name="Standard">### 10. User Experience Considerations</text:p>
      <text:p text:style-name="Standard">- **Intuitive Interface**: Ensure the customization tool is easy to use with drag-and-drop or clickable options.</text:p>
      <text:p text:style-name="Standard">- **Performance**: Optimize for fast loading, especially for image-heavy pages and real-time previews.</text:p>
      <text:p text:style-name="Standard">- **Accessibility**: Comply with WCAG standards (e.g., alt text for images, keyboard navigation).</text:p>
      <text:p text:style-name="Standard"><text:soft-page-break/>- **Error Handling**: Provide clear error messages (e.g., "Selected delivery time unavailable") and guide users to resolve issues.</text:p>
      <text:p text:style-name="Standard"/>
      <text:p text:style-name="Standard">## Conclusion</text:p>
      <text:p text:style-name="Standard">This system streamlines the cake ordering process by offering a robust customization feature, seamless ordering, and efficient management for shop owners. It enhances customer satisfaction through personalization and convenience while optimizing operations for the busines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7T11:58:24.561007956</meta:creation-date>
    <dc:date>2025-07-27T12:09:19.177023498</dc:date>
    <meta:editing-duration>PT10M55S</meta:editing-duration>
    <meta:editing-cycles>2</meta:editing-cycles>
    <meta:generator>LibreOffice/25.2.5.2$Linux_X86_64 LibreOffice_project/fb4792146257752f54eab576deb869869b108571</meta:generator>
    <meta:document-statistic meta:table-count="0" meta:image-count="0" meta:object-count="0" meta:page-count="3" meta:paragraph-count="63" meta:word-count="800" meta:character-count="5767" meta:non-whitespace-character-count="5018"/>
  </office:meta>
</office:document-meta>
</file>